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 192 Software Engineering II</text:p>
      <text:p text:style-name="P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3">Jan 28</text:p>
            <text:p text:style-name="P3">Jan 30</text:p>
          </table:table-cell>
          <table:table-cell table:style-name="Table1.B2" office:value-type="string">
            <text:p text:style-name="P3">Estimate and plan the implementation</text:p>
            <text:p text:style-name="P3">Make and sign team contrac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3">Formulate Code Review Checklist</text:p>
            <text:p text:style-name="P3">Formulate User Acceptance Criteria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3"><text:s/>Feb 04</text:p>
            <text:p text:style-name="P3">Feb 06</text:p>
          </table:table-cell>
          <table:table-cell table:style-name="Table1.B2" office:value-type="string">
            <text:p text:style-name="P3">Code, Unit Test:</text:p>
            <text:p text:style-name="P3">1. Create Subjects</text:p>
            <text:p text:style-name="P3">2. Create Notes</text:p>
            <text:p text:style-name="P3">3. View Subjects</text:p>
          </table:table-cell>
          <table:table-cell table:style-name="Table1.B2" office:value-type="string">
            <text:p text:style-name="P3"/>
            <text:p text:style-name="P3"><text:s text:c="2"/>Jannieca Camba</text:p>
            <text:p text:style-name="P3"><text:s text:c="2"/>Patrick Leiniel H. Domingo</text:p>
            <text:p text:style-name="P3"><text:s text:c="2"/>Joni Marie Jimenez</text:p>
          </table:table-cell>
          <table:table-cell table:style-name="Table1.B2" office:value-type="string">
            <text:p text:style-name="P3"><text:s/>(For general/all)</text:p>
            <text:p text:style-name="P3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3">Integration Test features identified in Sprint 1</text:p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3">Feb 11</text:p>
            <text:p text:style-name="P3">Feb 13</text:p>
          </table:table-cell>
          <table:table-cell table:style-name="Table1.B2" office:value-type="string">
            <text:p text:style-name="P3">System Test Sprint 1</text:p>
            <text:p text:style-name="P3">Fix Bug</text:p>
          </table:table-cell>
          <table:table-cell table:style-name="Table1.B2" office:value-type="string">
            <text:p text:style-name="P3"><text:s text:c="2"/>ALL </text:p>
            <text:p text:style-name="P3"><text:s text:c="2"/>ALL</text:p>
          </table:table-cell>
          <table:table-cell table:style-name="Table1.B2" office:value-type="string">
            <text:p text:style-name="P3"><text:s/></text:p>
          </table:table-cell>
        </table:table-row>
        <table:table-row>
          <table:covered-table-cell/>
          <table:table-cell table:style-name="Table1.B2" office:value-type="string">
            <text:p text:style-name="P3">Retest<text:line-break/>Sprint Release Commit</text:p>
          </table:table-cell>
          <table:table-cell table:style-name="Table1.B2" office:value-type="string">
            <text:p text:style-name="P3"><text:s text:c="2"/>ALL</text:p>
            <text:p text:style-name="P3"><text:s text:c="2"/>Jannieca Camb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Feb 18</text:p>
            <text:p text:style-name="P3">Feb 20</text:p>
          </table:table-cell>
          <table:table-cell table:style-name="Table1.B2" office:value-type="string">
            <text:p text:style-name="P3">1. View Notes</text:p>
            <text:p text:style-name="P3"/>
          </table:table-cell>
          <table:table-cell table:style-name="Table1.B2" office:value-type="string">
            <text:p text:style-name="P3"><text:s text:c="2"/>ALL</text:p>
          </table:table-cell>
          <table:table-cell table:style-name="Table1.B2" office:value-type="string">
            <text:p text:style-name="P3">Solved many problems so delete was delayed.</text:p>
            <text:p text:style-name="P3">Main problems solved:</text:p>
            <text:p text:style-name="P3">1) File Handling</text:p>
            <text:p text:style-name="P3">2) Passing of object on intents (Parcelable)</text:p>
            <text:p text:style-name="P3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3">Fix Bug 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table:number-rows-spanned="2" office:value-type="string">
            <text:p text:style-name="P3">Feb 25</text:p>
            <text:p text:style-name="P3">Feb 27</text:p>
          </table:table-cell>
          <table:table-cell table:style-name="Table1.B10" table:number-columns-spanned="3" office:value-type="string">
            <text:p text:style-name="P4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">System Test Sprint 2</text:p>
            <text:p text:style-name="P3">Fix Bug</text:p>
            <text:p text:style-name="P3">Retest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04</text:p>
            <text:p text:style-name="P3">Mar 06</text:p>
          </table:table-cell>
          <table:table-cell table:style-name="Table1.B2" office:value-type="string">
            <text:p text:style-name="P3">1. Delete Subjects</text:p>
            <text:p text:style-name="P3">2. Delete Notes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>Sprint 3 was completed successfully.</text:p>
            <text:p text:style-name="P3">Comments:</text:p>
            <text:p text:style-name="P3">1. Add warnings during delete</text:p>
            <text:p text:style-name="P3">2. Remove debug messages</text:p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Mar 11</text:p>
            <text:p text:style-name="P3">Mar 13</text:p>
          </table:table-cell>
          <table:table-cell table:style-name="Table1.B2" office:value-type="string">
            <text:p text:style-name="P3">System Test Sprint 3</text:p>
            <text:p text:style-name="P3">Fix Bu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>Retes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>Mar 18</text:p>
            <text:p text:style-name="P3">Mar 20</text:p>
          </table:table-cell>
          <table:table-cell table:style-name="Table1.B2" office:value-type="string">
            <text:p text:style-name="P3">1. Edit subject title</text:p>
            <text:p text:style-name="P3">2. Edit note title</text:p>
            <text:p text:style-name="P3">3. Edit note content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r 25</text:p>
            <text:p text:style-name="P3">Mar 27</text:p>
          </table:table-cell>
          <table:table-cell table:style-name="Table1.B2" office:value-type="string">
            <text:p text:style-name="P3">System Test Sprint 4</text:p>
            <text:p text:style-name="P3">Fix Bug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ext:soft-page-break/>
        <table:table-row>
          <table:table-cell table:style-name="Table1.A10" table:number-rows-spanned="2" office:value-type="string">
            <text:p text:style-name="P3">Apr 01</text:p>
            <text:p text:style-name="P3">Apr 03</text:p>
          </table:table-cell>
          <table:table-cell table:style-name="Table1.B10" table:number-columns-spanned="3" office:value-type="string">
            <text:p text:style-name="P4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4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Apr 08</text:p>
            <text:p text:style-name="P3">Apr 10</text:p>
          </table:table-cell>
          <table:table-cell table:style-name="Table1.B2" office:value-type="string">
            <text:p text:style-name="P3">1. Add Task</text:p>
            <text:p text:style-name="P3">2. Delete Task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15</text:p>
            <text:p text:style-name="P3">Apr 17</text:p>
          </table:table-cell>
          <table:table-cell table:style-name="Table1.B2" office:value-type="string">
            <text:p text:style-name="P3">System Test Sprint 5</text:p>
            <text:p text:style-name="P3">Fix Bug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>Retest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2</text:p>
            <text:p text:style-name="P3">Apr 24</text:p>
          </table:table-cell>
          <table:table-cell table:style-name="Table1.B2" office:value-type="string">
            <text:p text:style-name="P3">1.Edit Task</text:p>
          </table:table-cell>
          <table:table-cell table:style-name="Table1.B2" office:value-type="string">
            <text:p text:style-name="P4">ALL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table:number-rows-spanned="2" office:value-type="string">
            <text:p text:style-name="P3">Apr 29</text:p>
            <text:p text:style-name="P3">May 1</text:p>
          </table:table-cell>
          <table:table-cell table:style-name="Table1.B2" office:value-type="string">
            <text:p text:style-name="P3">System Test Sprint 6</text:p>
            <text:p text:style-name="P3">Fix Bu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4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May 6</text:p>
          </table:table-cell>
          <table:table-cell table:style-name="Table1.B2" office:value-type="string">
            <text:p text:style-name="P3">Alph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8</text:p>
          </table:table-cell>
          <table:table-cell table:style-name="Table1.B2" office:value-type="string">
            <text:p text:style-name="P3">Submission of Alph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3</text:p>
          </table:table-cell>
          <table:table-cell table:style-name="Table1.B2" office:value-type="string">
            <text:p text:style-name="P3">Beta Testing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15</text:p>
          </table:table-cell>
          <table:table-cell table:style-name="Table1.B2" office:value-type="string">
            <text:p text:style-name="P3">Submission of Beta Testing Results</text:p>
          </table:table-cell>
          <table:table-cell table:style-name="Table1.B2" office:value-type="string">
            <text:p text:style-name="P3">ALL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y 20</text:p>
          </table:table-cell>
          <table:table-cell table:style-name="Table1.B2" office:value-type="string">
            <text:p text:style-name="P3">Course Debriefin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8">Expected Number of Sprint Commits: 6</text:p>
      <text:p text:style-name="P6">Expected Number of Code Reviews: 6</text:p>
      <text:p text:style-name="P6">Expected Number of Software Release: 2 (Alpha and Beta)<office:annotation><dc:date>2015-01-27T13:39:14.4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6T03:19:40.67</dc:date>
    <meta:editing-duration>PT3H9M3S</meta:editing-duration>
    <meta:editing-cycles>40</meta:editing-cycles>
    <meta:generator>OpenOffice.org/3.4.1$Win32 OpenOffice.org_project/341m1$Build-9593</meta:generator>
    <meta:document-statistic meta:table-count="1" meta:image-count="0" meta:object-count="0" meta:page-count="3" meta:paragraph-count="123" meta:word-count="372" meta:character-count="2009"/>
  </office:meta>
</office:document-meta>
</file>